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99cm" table:align="left"/>
    </style:style>
    <style:style style:name="Tableau3.A" style:family="table-column">
      <style:table-column-properties style:column-width="16.999cm"/>
    </style:style>
    <style:style style:name="Tableau3.1" style:family="table-row">
      <style:table-row-properties fo:background-color="#f0f0f0">
        <style:background-image/>
      </style:table-row-properties>
    </style:style>
    <style:style style:name="Tableau3.A1" style:family="table-cell">
      <style:table-cell-properties style:vertical-align="middle" fo:padding="0.049cm" fo:border="none"/>
    </style:style>
    <style:style style:name="Tableau3.2" style:family="table-row">
      <style:table-row-properties fo:background-color="#ffffff">
        <style:background-image/>
      </style:table-row-properties>
    </style:style>
    <style:style style:name="Tableau3.4" style:family="table-row">
      <style:table-row-properties style:min-row-height="0.439cm"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P4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fo:letter-spacing="normal" fo:font-style="normal" fo:font-weight="normal" style:font-style-asian="normal" style:font-style-complex="normal"/>
    </style:style>
    <style:style style:name="T8" style:family="text">
      <style:text-properties style:font-name="Times New Roman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ize="12pt" fo:letter-spacing="normal" fo:font-weight="normal"/>
    </style:style>
    <style:style style:name="T10" style:family="text">
      <style:text-properties style:font-name="Times New Roman" fo:font-size="12pt" fo:letter-spacing="normal" fo:font-weight="normal" style:font-weight-asian="normal" style:font-weight-complex="normal"/>
    </style:style>
    <style:style style:name="T11" style:family="text">
      <style:text-properties style:font-name="Times New Roman" fo:font-style="normal" style:font-style-asian="normal" style:font-style-complex="normal"/>
    </style:style>
    <style:style style:name="T12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13" style:family="text">
      <style:text-properties fo:font-variant="normal" fo:text-transform="none" style:font-name="Times New Roman" fo:font-size="12pt" fo:letter-spacing="normal" fo:font-style="normal" fo:font-weight="normal" style:font-style-asian="normal" style:font-style-complex="normal"/>
    </style:style>
    <style:style style:name="T14" style:family="text">
      <style:text-properties fo:font-variant="normal" fo:text-transform="none" style:font-name="Times New Roman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style:font-name="Times New Roman" fo:font-size="12pt" fo:letter-spacing="normal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style:font-name="Times New Roman" fo:font-size="12pt" fo:letter-spacing="normal" fo:font-weight="normal"/>
    </style:style>
    <style:style style:name="T17" style:family="text">
      <style:text-properties fo:font-variant="normal" fo:text-transform="none" style:font-name="Times New Roman" fo:font-size="12pt" fo:letter-spacing="normal" fo:font-weight="normal" style:font-weight-asian="normal" style:font-weight-complex="normal"/>
    </style:style>
    <style:style style:name="T18" style:family="text">
      <style:text-properties fo:font-variant="normal" fo:text-transform="none" style:font-name="Times New Roman" fo:font-size="12pt" fo:letter-spacing="normal" fo:font-style="italic" fo:font-weight="normal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"><text:span text:style-name="Strong_20_Emphasis"><text:span text:style-name="T1">Fiche descriptive 1</text:span></text:span></text:p>
            <text:p text:style-name="P1"><text:bookmark text:name="r-211166111"/><text:span text:style-name="Strong_20_Emphasis"><text:span text:style-name="T1">Nom : </text:span></text:span><text:span text:style-name="Strong_20_Emphasis"><text:span text:style-name="T2">Parcourir la carte</text:span></text:span><text:span text:style-name="Strong_20_Emphasis"><text:span text:style-name="T1"> </text:span></text:span>(package « Gestion des achats »)<text:line-break/><text:span text:style-name="Strong_20_Emphasis"><text:span text:style-name="T1">Acteur(s) : </text:span></text:span>Acheteur (client)<text:line-break/><text:span text:style-name="Strong_20_Emphasis"><text:span text:style-name="T1">Description : </text:span></text:span><text:span text:style-name="Strong_20_Emphasis"><text:span text:style-name="T2">L'acteur parcourt la carte.</text:span></text:span><text:line-break/><text:span text:style-name="Strong_20_Emphasis"><text:span text:style-name="T1">Auteur : </text:span></text:span>Deroussen nicolas<text:line-break/><text:span text:style-name="Strong_20_Emphasis"><text:span text:style-name="T1">Date(s) : </text:span></text:span><text:span text:style-name="Strong_20_Emphasis"><text:span text:style-name="T2">24</text:span></text:span><text:span text:style-name="T2">/0</text:span>6/2019</text:p>
            <text:p text:style-name="P2"><text:bookmark text:name="r-213020511"/><text:span text:style-name="Strong_20_Emphasis"><text:span text:style-name="T1">Pré-conditions : </text:span></text:span><text:span text:style-name="Strong_20_Emphasis"><text:span text:style-name="T2">Aucune.</text:span></text:span><text:line-break/><text:span text:style-name="Strong_20_Emphasis"><text:span text:style-name="T1">Démarrage : </text:span></text:span>L’utilisateur à ouvert l'onglet des produits sur le site.</text:p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1"><text:bookmark text:name="r-211166411"/><text:span text:style-name="Strong_20_Emphasis"><text:span text:style-name="T1">DESCRIPTION</text:span></text:span></text:p>
            <text:p text:style-name="P1"><text:bookmark text:name="r-211166511"/><text:span text:style-name="Strong_20_Emphasis"><text:span text:style-name="T1">Le scénario nominal :</text:span></text:span></text:p>
            <text:p text:style-name="P2"><text:bookmark text:name="r-211166611"/>1. <text:span text:style-name="Emphasis"><text:span text:style-name="T3">Le </text:span></text:span><text:span text:style-name="Emphasis"><text:span text:style-name="T4">système</text:span></text:span><text:span text:style-name="Emphasis"><text:span text:style-name="T3"> affiche la page contenant la liste des catégories de produits.</text:span></text:span><text:line-break/>2. <text:span text:style-name="Emphasis"><text:span text:style-name="T7">L</text:span></text:span><text:span text:style-name="Emphasis"><text:span text:style-name="T9">’utilisateur</text:span></text:span><text:span text:style-name="Emphasis"><text:span text:style-name="T13"> sélectionne une des catégories.</text:span></text:span><text:span text:style-name="Emphasis"><text:span text:style-name="T11"> </text:span></text:span><text:line-break/>3. <text:span text:style-name="Emphasis"><text:span text:style-name="T5">Le </text:span></text:span><text:span text:style-name="Emphasis"><text:span text:style-name="T4">système</text:span></text:span><text:span text:style-name="Emphasis"><text:span text:style-name="T5"> recherche les produits appartenant à la catégorie de l</text:span></text:span><text:span text:style-name="Emphasis"><text:span text:style-name="T19">'utilisateur</text:span></text:span><text:span text:style-name="Emphasis"><text:span text:style-name="T5">.</text:span></text:span><text:line-break/>4. <text:span text:style-name="Emphasis"><text:span text:style-name="T5">Le </text:span></text:span><text:span text:style-name="Emphasis"><text:span text:style-name="T4">système</text:span></text:span><text:span text:style-name="Emphasis"><text:span text:style-name="T5"> affiche une description et une photo pour chaque produit trouvé.</text:span></text:span></text:p>
            <text:p text:style-name="P2"><text:span text:style-name="Emphasis"><text:span text:style-name="T5">5. </text:span></text:span><text:span text:style-name="Emphasis"><text:span text:style-name="T8">L</text:span></text:span><text:span text:style-name="Emphasis"><text:span text:style-name="T10">’utilisateur</text:span></text:span><text:span text:style-name="Emphasis"><text:span text:style-name="T14"> peut sélectionner un produit parmi ceux affichés.</text:span></text:span></text:p>
            <text:p text:style-name="P2"><text:span text:style-name="Emphasis"><text:span text:style-name="T14">6. Le </text:span></text:span><text:span text:style-name="Emphasis"><text:span text:style-name="T15">système</text:span></text:span><text:span text:style-name="Emphasis"><text:span text:style-name="T14"> affiche les informations détaillées du produit choisi.</text:span></text:span></text:p>
            <text:p text:style-name="P2"><text:span text:style-name="Emphasis"><text:span text:style-name="T14">7. L</text:span></text:span><text:span text:style-name="Emphasis"><text:span text:style-name="T17">’utilisateur</text:span></text:span><text:span text:style-name="Emphasis"><text:span text:style-name="T14"> peut ajouter le produit affiché à son panier.</text:span></text:span></text:p>
            <text:p text:style-name="P2"><text:span text:style-name="Emphasis"><text:span text:style-name="T14">8. Le </text:span></text:span><text:span text:style-name="Emphasis"><text:span text:style-name="T15">système</text:span></text:span><text:span text:style-name="Emphasis"><text:span text:style-name="T14"> enregistre le produit affiché dans le panier de l'</text:span></text:span><text:span text:style-name="Emphasis"><text:span text:style-name="T17">utilisateur</text:span></text:span><text:span text:style-name="Emphasis"><text:span text:style-name="T14">.</text:span></text:span><text:line-break/><text:bookmark text:name="r-211167211"/><text:bookmark text:name="r-211167111"/></text:p>
          </table:table-cell>
        </table:table-row>
        <table:table-row table:style-name="Tableau3.1">
          <table:table-cell table:style-name="Tableau3.A1" office:value-type="string">
            <text:p text:style-name="P1"><text:bookmark text:name="r-211166911"/><text:span text:style-name="Strong_20_Emphasis"><text:span text:style-name="T1">Les scénarios alternatifs :</text:span></text:span></text:p>
            <text:p text:style-name="P2"><text:span text:style-name="T12">2.a </text:span><text:span text:style-name="Emphasis"><text:span text:style-name="T7">L</text:span></text:span><text:span text:style-name="Emphasis"><text:span text:style-name="T9">’utilisateur</text:span></text:span><text:span text:style-name="Emphasis"><text:span text:style-name="T16"> </text:span></text:span><text:span text:style-name="T12">décide de quitter la consultation de la catégorie de produits choisie.</text:span><text:span text:style-name="T6"><text:line-break/></text:span><text:span text:style-name="T12">2.b </text:span><text:span text:style-name="Emphasis"><text:span text:style-name="T7">L</text:span></text:span><text:span text:style-name="Emphasis"><text:span text:style-name="T9">’utilisateur</text:span></text:span><text:span text:style-name="Emphasis"><text:span text:style-name="T16"> </text:span></text:span><text:span text:style-name="T12">décide de quitter la consultation du catalogue.</text:span><text:span text:style-name="T6"><text:line-break/></text:span><text:span text:style-name="T12">5.a L’</text:span><text:span text:style-name="T18">utilisateur</text:span><text:span text:style-name="T12"> décider de quitter la consultation de la catégorie de produits choisie.</text:span><text:span text:style-name="T6"><text:line-break/></text:span><text:span text:style-name="T12">5.b</text:span><text:span text:style-name="T18"> </text:span><text:span text:style-name="Emphasis"><text:span text:style-name="T7">L</text:span></text:span><text:span text:style-name="Emphasis"><text:span text:style-name="T9">’utilisateur</text:span></text:span><text:span text:style-name="Emphasis"><text:span text:style-name="T16"> </text:span></text:span><text:span text:style-name="T12">décide de quitter la consultation du catalogue.</text:span></text:p>
            <text:p text:style-name="P2"><text:span text:style-name="T12">7.a L’</text:span><text:span text:style-name="T18">utilisateur</text:span><text:span text:style-name="T12"> décider de quitter la consultation de la catégorie de produits choisie.<text:line-break/>7.b</text:span><text:span text:style-name="T18"> </text:span><text:span text:style-name="Emphasis"><text:span text:style-name="T13">L</text:span></text:span><text:span text:style-name="Emphasis"><text:span text:style-name="T16">’utilisateur </text:span></text:span><text:span text:style-name="T12">décide de quitter la consultation du catalogue.</text:span></text:p>
            <text:p text:style-name="P2"><text:bookmark text:name="r-211167611"/><text:bookmark text:name="r-211167511"/></text:p>
          </table:table-cell>
        </table:table-row>
        <table:table-row table:style-name="Tableau3.4">
          <table:table-cell table:style-name="Tableau3.A1" office:value-type="string">
            <text:p text:style-name="P1"><text:span text:style-name="Strong_20_Emphasis"><text:span text:style-name="T1"/></text:span></text:p>
            <text:p text:style-name="P1"><text:soft-page-break/><text:span text:style-name="Strong_20_Emphasis"><text:span text:style-name="T1">Les scénarios d'exceptions : </text:span></text:span></text:p>
            <text:p text:style-name="P1"><text:span text:style-name="Strong_20_Emphasis"><text:span text:style-name="T2">7. Le produit n'est plus disponible.</text:span></text:span></text:p>
          </table:table-cell>
        </table:table-row>
        <table:table-row table:style-name="Tableau3.1">
          <table:table-cell table:style-name="Tableau3.A1" office:value-type="string">
            <text:p text:style-name="P2"><text:span text:style-name="Strong_20_Emphasis"><text:span text:style-name="T1">Fin : </text:span></text:span>Scénario nominal : <text:bookmark text:name="r-2111679111"/><text:bookmark text:name="r-2111678111"/>aux étapes 2, 5 ou 7, sur décision de l'utilisateur.</text:p>
          </table:table-cell>
        </table:table-row>
      </table:table>
      <text:p text:style-name="P2"><text:span text:style-name="Strong_20_Emphasis"><text:span text:style-name="T1">Post-conditions : </text:span></text:span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27S</meta:editing-duration>
    <meta:editing-cycles>10</meta:editing-cycles>
    <meta:generator>OpenOffice/4.1.6$Win32 OpenOffice.org_project/416m1$Build-9790</meta:generator>
    <dc:date>2019-07-17T14:06:52.49</dc:date>
    <meta:document-statistic meta:table-count="1" meta:image-count="0" meta:object-count="0" meta:page-count="2" meta:paragraph-count="17" meta:word-count="233" meta:character-count="1539"/>
    <meta:user-defined meta:name="Info 1"/>
    <meta:user-defined meta:name="Info 2"/>
    <meta:user-defined meta:name="Info 3"/>
    <meta:user-defined meta:name="Info 4"/>
  </office:meta>
</office:document-meta>
</file>